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6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6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Max Cohen, Joseph Blumenthal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Joseph Blumenthal, ?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October 22, 1891</text:p>
      <text:p text:style-name="P4">Month<text:tab/><text:tab/><text:tab/><text:tab/><text:tab/><text:tab/>October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JOSEPH BLUMENTHAL,/</text:p>
      <text:p text:style-name="P5">President<text:span text:style-name="T2">,/</text:span></text:p>
      <text:p text:style-name="P5"><text:span text:style-name="T2">151 EAST 73D STREET./</text:span></text:p>
      <text:p text:style-name="P6"><text:span text:style-name="T2">Jewish Theological Seminary Association./</text:span></text:p>
      <text:p text:style-name="P7"><text:span text:style-name="T2">New York, Oct 22 1891/</text:span></text:p>
      <text:p text:style-name="P5"><text:span text:style-name="T2">Dear Mr. Blumenthal/</text:span></text:p>
      <text:p text:style-name="P5"><text:span text:style-name="T2"><text:tab/>If after you have read the enclosed/ programme, and made such alterations and corrections/ as you deem proper, you deem proper to submit it to/ Dr. Morais, I trust you will assure him that is simply/ the basis for a perfected programme. <text:s/>Of course, I do/ not presume that, although it is intended to be compre-/hensive, it includes all the subjects that might or/ ought to be treated; or that all that are here given, need/ to be included; or that in all cases the best speakers/ have been selected for the specified subject. <text:s/>I think/ however that it is a reasonable basis for action on the/ part of Dr. Morais &amp; his colleagues./ <text:s/>Yrs &amp;c/ Max Cohen/</text:span></text:p>
      <text:p text:style-name="P5"><text:span text:style-name="T2"/></text:p>
      <text:p text:style-name="P5"><text:soft-page-break/><text:span text:style-name="T2">Oct 23[/ inserted by author]91-Dear Dr--I send enclosed to you, so that/ if anything shall be done this winter, you at once/ consult Dr Solis Cohen &amp; arrange for course. <text:s/>Make/ such corrections or changes as you deem proper. <text:s/>I/ think it forms the basis of a good course &amp;c/ Yours Joseph Blum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1:14:28.45</meta:creation-date>
    <dc:date>2011-11-29T11:48:07.74</dc:date>
    <dc:creator>Penn Libraries</dc:creator>
    <meta:editing-duration>PT00H00M3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8" meta:word-count="360" meta:character-count="2373"/>
  </office:meta>
</office:document-meta>
</file>